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rsid="001e4b3f" officeooo:paragraph-rsid="001e4b3f"/>
    </style:style>
    <style:style style:name="P2" style:family="paragraph" style:parent-style-name="Text_20_body">
      <style:text-properties officeooo:rsid="001e4b3f" officeooo:paragraph-rsid="001e4b3f"/>
    </style:style>
    <style:style style:name="P3" style:family="paragraph" style:parent-style-name="Text_20_body">
      <style:text-properties officeooo:paragraph-rsid="001e4b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</text:h>
      <text:p text:style-name="P3"/>
      <text:p text:style-name="P2">Compare with user stories</text:p>
      <text:p text:style-name="P2"/>
      <text:p text:style-name="P2">is it usefull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8:46:41.050000000</dc:date>
    <meta:editing-duration>PT20S</meta:editing-duration>
    <meta:editing-cycles>1</meta:editing-cycles>
    <meta:document-statistic meta:table-count="0" meta:image-count="0" meta:object-count="0" meta:page-count="1" meta:paragraph-count="3" meta:word-count="8" meta:character-count="46" meta:non-whitespace-character-count="41"/>
    <meta:generator>LibreOffice/7.2.4.1$Windows_X86_64 LibreOffice_project/27d75539669ac387bb498e35313b970b7fe9c4f9</meta:generator>
  </office:meta>
</office:document-meta>
</file>